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StringFieldTest_stream_array_2.test_li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StringFieldTest_stream_array_2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